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10pt" style:font-size-asian="10pt" style:font-size-complex="8pt"/>
    </style:style>
    <style:style style:name="P2" style:parent-style-name="Normal" style:family="paragraph">
      <style:text-properties style:font-name="Times New Roman" fo:font-size="8pt" style:font-size-asian="8pt" style:font-size-complex="8pt"/>
    </style:style>
    <style:style style:name="TableColumn4" style:family="table-column">
      <style:table-column-properties style:column-width="1.852in"/>
    </style:style>
    <style:style style:name="TableColumn5" style:family="table-column">
      <style:table-column-properties style:column-width="1.8611in"/>
    </style:style>
    <style:style style:name="TableColumn6" style:family="table-column">
      <style:table-column-properties style:column-width="2.4451in"/>
    </style:style>
    <style:style style:name="TableColumn7" style:family="table-column">
      <style:table-column-properties style:column-width="1.2486in"/>
    </style:style>
    <style:style style:name="TableColumn8" style:family="table-column">
      <style:table-column-properties style:column-width="1.5861in"/>
    </style:style>
    <style:style style:name="Table3" style:family="table">
      <style:table-properties style:width="8.9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2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4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6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7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18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9" style:family="table-cell">
      <style:table-cell-properties fo:border="0.0069in solid #000000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1" style:family="table-cell">
      <style:table-cell-properties fo:border="0.0069in solid #000000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3" style:family="table-cell">
      <style:table-cell-properties fo:border="0.0069in solid #000000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35" style:family="table-cell">
      <style:table-cell-properties fo:border="0.0069in solid #000000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5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47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="0.0069in solid #000000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0" style:family="table-cell">
      <style:table-cell-properties fo:border="0.0069in solid #000000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2" style:family="table-cell">
      <style:table-cell-properties fo:border="0.0069in solid #000000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54" style:family="table-cell">
      <style:table-cell-properties fo:border="0.0069in solid #000000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65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069in solid #000000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68" style:family="table-cell">
      <style:table-cell-properties fo:border="0.0069in solid #000000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70" style:family="table-cell">
      <style:table-cell-properties fo:border="0.0069in solid #000000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72" style:family="table-cell">
      <style:table-cell-properties fo:border="0.0069in solid #000000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7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7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8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81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82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84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85" style:family="table-cell">
      <style:table-cell-properties fo:border="0.0069in solid #000000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87" style:family="table-cell">
      <style:table-cell-properties fo:border="0.0069in solid #000000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89" style:family="table-cell">
      <style:table-cell-properties fo:border="0.0069in solid #000000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91" style:family="table-cell">
      <style:table-cell-properties fo:border="0.0069in solid #000000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9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9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9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0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01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02" style:family="table-cell">
      <style:table-cell-properties fo:border="0.0069in solid #000000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04" style:family="table-cell">
      <style:table-cell-properties fo:border="0.0069in solid #000000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06" style:family="table-cell">
      <style:table-cell-properties fo:border="0.0069in solid #000000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08" style:family="table-cell">
      <style:table-cell-properties fo:border="0.0069in solid #000000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19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21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22" style:family="table-cell">
      <style:table-cell-properties fo:border="0.0069in solid #000000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24" style:family="table-cell">
      <style:table-cell-properties fo:border="0.0069in solid #000000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26" style:family="table-cell">
      <style:table-cell-properties fo:border="0.0069in solid #000000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28" style:family="table-cell">
      <style:table-cell-properties fo:border="0.0069in solid #000000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3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40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41" style:family="table-cell">
      <style:table-cell-properties fo:border="0.0069in solid #000000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43" style:family="table-cell">
      <style:table-cell-properties fo:border="0.0069in solid #000000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45" style:family="table-cell">
      <style:table-cell-properties fo:border="0.0069in solid #000000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47" style:family="table-cell">
      <style:table-cell-properties fo:border="0.0069in solid #000000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4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5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59" style:family="table-cell">
      <style:table-cell-properties fo:border="0.0069in solid #000000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61" style:family="table-cell">
      <style:table-cell-properties fo:border="0.0069in solid #000000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63" style:family="table-cell">
      <style:table-cell-properties fo:border="0.0069in solid #000000" fo:padding-top="0.0104in" fo:padding-left="0.0104in" fo:padding-bottom="0.0104in" fo:padding-right="0.0104in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65" style:family="table-cell">
      <style:table-cell-properties fo:border="0.0069in solid #000000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6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padding-top="0.0104in" fo:padding-left="0.0104in" fo:padding-bottom="0.0104in" fo:padding-right="0.0104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7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7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179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80" style:family="table-cell">
      <style:table-cell-properties fo:border="0.0069in solid #000000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82" style:family="table-cell">
      <style:table-cell-properties fo:border="0.0069in solid #000000" fo:padding-top="0.0104in" fo:padding-left="0.0104in" fo:padding-bottom="0.0104in" fo:padding-right="0.0104in"/>
    </style:style>
    <style:style style:name="P18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84" style:family="table-cell">
      <style:table-cell-properties fo:border="0.0069in solid #000000" fo:padding-top="0.0104in" fo:padding-left="0.0104in" fo:padding-bottom="0.0104in" fo:padding-right="0.0104in"/>
    </style:style>
    <style:style style:name="P18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186" style:family="table-cell">
      <style:table-cell-properties fo:border="0.0069in solid #000000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8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8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padding-top="0.0104in" fo:padding-left="0.0104in" fo:padding-bottom="0.0104in" fo:padding-right="0.0104in"/>
    </style:style>
    <style:style style:name="T192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193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194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195" style:parent-style-name="Hyperlink" style:family="text">
      <style:text-properties style:font-name="Times New Roman" fo:font-size="8pt" style:font-size-asian="8pt" style:font-size-complex="8pt"/>
    </style:style>
    <style:style style:name="T196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ableCell197" style:family="table-cell">
      <style:table-cell-properties fo:border="0.0069in solid #000000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19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0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01" style:family="table-cell">
      <style:table-cell-properties fo:border="0.0069in solid #000000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03" style:family="table-cell">
      <style:table-cell-properties fo:border="0.0069in solid #000000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05" style:family="table-cell">
      <style:table-cell-properties fo:border="0.0069in solid #000000" fo:padding-top="0.0104in" fo:padding-left="0.0104in" fo:padding-bottom="0.0104in" fo:padding-right="0.0104in"/>
    </style:style>
    <style:style style:name="P20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0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0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0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1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1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20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21" style:family="table-cell">
      <style:table-cell-properties fo:border="0.0069in solid #000000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23" style:family="table-cell">
      <style:table-cell-properties fo:border="0.0069in solid #000000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25" style:family="table-cell">
      <style:table-cell-properties fo:border="0.0069in solid #000000" fo:padding-top="0.0104in" fo:padding-left="0.0104in" fo:padding-bottom="0.0104in" fo:padding-right="0.0104in"/>
    </style:style>
    <style:style style:name="P22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27" style:family="table-cell">
      <style:table-cell-properties fo:border="0.0069in solid #000000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2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/>
    </style:style>
    <style:style style:name="T233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38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40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41" style:family="table-cell">
      <style:table-cell-properties fo:border="0.0069in solid #000000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43" style:family="table-cell">
      <style:table-cell-properties fo:border="0.0069in solid #000000" fo:padding-top="0.0104in" fo:padding-left="0.0104in" fo:padding-bottom="0.0104in" fo:padding-right="0.0104in"/>
    </style:style>
    <style:style style:name="P244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45" style:family="table-cell">
      <style:table-cell-properties fo:border="0.0069in solid #000000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47" style:family="table-cell">
      <style:table-cell-properties fo:border="0.0069in solid #000000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4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5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.0104in" fo:padding-left="0.0104in" fo:padding-bottom="0.0104in" fo:padding-right="0.0104in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5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6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7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8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59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60" style:parent-style-name="DefaultParagraphFont" style:family="text">
      <style:text-properties style:font-name="Times New Roman" style:font-name-asian="Times New Roman" fo:font-size="8pt" style:font-size-asian="8pt" style:font-size-complex="8pt"/>
    </style:style>
    <style:style style:name="T261" style:parent-style-name="DefaultParagraphFont" style:family="text">
      <style:text-properties style:font-name="Times New Roman" style:font-name-asian="Times New Roman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262" style:family="table-cell">
      <style:table-cell-properties fo:border="0.0069in solid #000000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64" style:family="table-cell">
      <style:table-cell-properties fo:border="0.0069in solid #000000" fo:padding-top="0.0104in" fo:padding-left="0.0104in" fo:padding-bottom="0.0104in" fo:padding-right="0.0104in"/>
    </style:style>
    <style:style style:name="P265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66" style:family="table-cell">
      <style:table-cell-properties fo:border="0.0069in solid #000000" fo:padding-top="0.0104in" fo:padding-left="0.0104in" fo:padding-bottom="0.0104in" fo:padding-right="0.0104in"/>
    </style:style>
    <style:style style:name="P267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Cell268" style:family="table-cell">
      <style:table-cell-properties fo:border="0.0069in solid #000000" fo:padding-top="0.0104in" fo:padding-left="0.0104in" fo:padding-bottom="0.0104in" fo:padding-right="0.0104in"/>
    </style:style>
    <style:style style:name="P269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70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P271" style:parent-style-name="Normal" style:family="paragraph">
      <style:paragraph-properties fo:margin-bottom="0in" fo:line-height="100%"/>
      <style:text-properties style:font-name="Times New Roman" style:font-name-asian="Times New Roman" fo:font-size="8pt" style:font-size-asian="8pt" style:font-size-complex="8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27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2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27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TableCell28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8pt"/>
    </style:style>
    <style:style style:name="P283" style:parent-style-name="Normal" style:family="paragraph">
      <style:text-properties style:font-name="Times New Roman" fo:font-size="8pt" style:font-size-asian="8pt" style:font-size-complex="8pt"/>
    </style:style>
  </office:automatic-styles>
  <office:body>
    <office:text text:use-soft-page-breaks="true">
      <text:p text:style-name="P1">openMetaAnalysis: PICO Table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rial</text:p>
          </table:table-cell>
          <table:table-cell table:style-name="TableCell12">
            <text:p text:style-name="P13">Patients</text:p>
          </table:table-cell>
          <table:table-cell table:style-name="TableCell14">
            <text:p text:style-name="P15">Intervention</text:p>
          </table:table-cell>
          <table:table-cell table:style-name="TableCell16">
            <text:p text:style-name="P17">Comparison</text:p>
          </table:table-cell>
          <table:table-cell table:style-name="TableCell18">
            <text:p text:style-name="P19">Outcome</text:p>
          </table:table-cell>
        </table:table-row>
        <table:table-row table:style-name="TableRow20">
          <table:table-cell table:style-name="TableCell21">
            <text:p text:style-name="P22"><text:span text:style-name="T23">Svoboda, 2007</text:span><text:span text:style-name="T24"><text:line-break/></text:span><text:span text:style-name="T25">Hepatogastroenterology</text:span><text:span text:style-name="T26"><text:line-break/></text:span><text:span text:style-name="T27">PMID:<text:s/></text:span><text:a xlink:href="http://pubmed.gov/17523274" office:target-frame-name="_top" xlink:show="replace"><text:span text:style-name="T28">17523274</text:span></text:a></text:p>
          </table:table-cell>
          <table:table-cell table:style-name="TableCell29">
            <text:p text:style-name="P30">72 adults<text:s/>with Severe sepsis after major abdominal surgery or surgery for multiple trauma<text:s/><text:line-break/>• Microbiologically proven infection: not reported<text:line-break/>• Mean age 45.8 years<text:s/></text:p>
          </table:table-cell>
          <table:table-cell table:style-name="TableCell31">
            <text:p text:style-name="P32">First day antibiotic cessation allowed: not defined<text:line-break/>Criteria for antibiotic cessation: not defined<text:line-break/>Other interventions: if severe sepsis with PCT &gt;2 ng/mL, change antibiotics and intravascular devices<text:s/></text:p>
          </table:table-cell>
          <table:table-cell table:style-name="TableCell33">
            <text:p text:style-name="P34">Usual care<text:s/></text:p>
          </table:table-cell>
          <table:table-cell table:style-name="TableCell35">
            <text:p text:style-name="P36">Primary:<text:line-break/>• Mortality during hospitalization<text:line-break/>Secondary:<text:line-break/>• Duration of ICU stay, and others</text:p>
          </table:table-cell>
        </table:table-row>
        <table:table-row table:style-name="TableRow37">
          <table:table-cell table:style-name="TableCell38">
            <text:p text:style-name="P39"><text:span text:style-name="T40">Nobre, 2008</text:span><text:span text:style-name="T41"><text:line-break/></text:span><text:span text:style-name="T42">Am J Respir Crit Care Med</text:span><text:span text:style-name="T43"><text:line-break/></text:span><text:span text:style-name="T44">PMID:<text:s/></text:span><text:a xlink:href="http://pubmed.gov/18096708" office:target-frame-name="_top" xlink:show="replace"><text:span text:style-name="T45">18096708</text:span></text:a><text:span text:style-name="T46"><text:line-break/></text:span><text:a xlink:href="https://clinicaltrials.gov/ct2/show/study/NCT00250666" office:target-frame-name="_top" xlink:show="replace"><text:span text:style-name="T47">NCT00250666</text:span></text:a></text:p>
          </table:table-cell>
          <table:table-cell table:style-name="TableCell48">
            <text:p text:style-name="P49">79 adults with Suspected severe sepsis or septic shock admitted to the ICU<text:s/><text:line-break/>• Microbiologically proven infection: 50%. Blood cultures positive in 32%<text:line-break/>• Mean age 67.7 years</text:p>
          </table:table-cell>
          <table:table-cell table:style-name="TableCell50">
            <text:p text:style-name="P51">First day antibiotic cessation allowed: 3 if initial PCT value less than 1 μg/L, 5 if initial PCT value more than 1 μg/L<text:s/><text:line-break/>Criteria for antibiotic cessation: PCT value decreased over 90% or PCT value lower<text:s/>than 0.25 μg/L<text:s/></text:p>
          </table:table-cell>
          <table:table-cell table:style-name="TableCell52">
            <text:p text:style-name="P53">Usual care<text:s/></text:p>
          </table:table-cell>
          <table:table-cell table:style-name="TableCell54">
            <text:p text:style-name="P55">Primary:<text:line-break/>• Total duration of antimicrobial therapy<text:line-break/>Secondary:<text:line-break/>• Mortality during hospitalization and at 28 days</text:p>
            <text:p text:style-name="P56">• Duration of ICU and hospital stay<text:s/></text:p>
          </table:table-cell>
        </table:table-row>
        <table:table-row table:style-name="TableRow57">
          <table:table-cell table:style-name="TableCell58">
            <text:p text:style-name="P59"><text:span text:style-name="T60">Schroeder, 2009</text:span><text:span text:style-name="T61"><text:line-break/></text:span><text:span text:style-name="T62">Langenbecks Arch Surg</text:span><text:span text:style-name="T63"><text:line-break/></text:span><text:span text:style-name="T64">PMID:<text:s/></text:span><text:a xlink:href="http://pubmed.gov/19034493" office:target-frame-name="_top" xlink:show="replace"><text:span text:style-name="T65">19034493</text:span></text:a></text:p>
          </table:table-cell>
          <table:table-cell table:style-name="TableCell66">
            <text:p text:style-name="P67">27 adults with Severe sepsis after surgery and admitted to the surgical ICU<text:line-break/>• Microbiologically proven infection: 67%<text:line-break/>• Mean age 68.8 years</text:p>
          </table:table-cell>
          <table:table-cell table:style-name="TableCell68">
            <text:p text:style-name="P69">First day antibiotic cessation allowed: 1<text:s/><text:line-break/>Criteria for antibiotic cessation: PCT less than 1 ng/mL or declined more than 25% to 35% of the initial concentration within 3 days<text:s/></text:p>
          </table:table-cell>
          <table:table-cell table:style-name="TableCell70">
            <text:p text:style-name="P71">Usual care<text:s/></text:p>
          </table:table-cell>
          <table:table-cell table:style-name="TableCell72">
            <text:p text:style-name="P73">Primary:<text:line-break/>• Total duration of antimicrobial therapy<text:line-break/>Secondary:<text:line-break/>• Others<text:s/></text:p>
          </table:table-cell>
        </table:table-row>
        <table:table-row table:style-name="TableRow74">
          <table:table-cell table:style-name="TableCell75">
            <text:p text:style-name="P76"><text:span text:style-name="T77">Hochreiter, 2009</text:span><text:span text:style-name="T78"><text:line-break/></text:span><text:span text:style-name="T79">Crit Care</text:span><text:span text:style-name="T80"><text:line-break/></text:span><text:span text:style-name="T81">PMID:<text:s/></text:span><text:a xlink:href="http://pubmed.gov/19493352" office:target-frame-name="_top" xlink:show="replace"><text:span text:style-name="T82">19493352</text:span></text:a><text:span text:style-name="T83"><text:line-break/></text:span><text:a xlink:href="http://www.isrctn.com/ISRCTN10288268" office:target-frame-name="_top" xlink:show="replace"><text:span text:style-name="T84">ISRCTN10288268</text:span></text:a></text:p>
          </table:table-cell>
          <table:table-cell table:style-name="TableCell85">
            <text:p text:style-name="P86">110 adults with Sepsis (confirmed or highly suspected bacterial infection and at least two concomitant SIRS criteria) patients admitted to the surgical ICU<text:line-break/>• Microbiologically proven<text:s/>infection: not reported<text:line-break/>• Mean age 66.9 years<text:s/></text:p>
          </table:table-cell>
          <table:table-cell table:style-name="TableCell87">
            <text:p text:style-name="P88">First day antibiotic cessation allowed: 1<text:s/><text:line-break/>Criteria for antibiotic cessation: PCT less than 1 ng/mL or declined more than 25% to 35% of the initial concentration within 3 days<text:s/></text:p>
          </table:table-cell>
          <table:table-cell table:style-name="TableCell89">
            <text:p text:style-name="P90">Standard regimen of antibiotics<text:s/>over 8 days<text:s/></text:p>
          </table:table-cell>
          <table:table-cell table:style-name="TableCell91">
            <text:p text:style-name="P92">Primary:<text:line-break/>• Total duration of antimicrobial therapy<text:line-break/>Secondary:<text:line-break/>• Mortality at 90 days<text:line-break/>• Duration of ICU stay, and others</text:p>
          </table:table-cell>
        </table:table-row>
        <table:table-row table:style-name="TableRow93">
          <table:table-cell table:style-name="TableCell94">
            <text:p text:style-name="P95"><text:span text:style-name="T96">Layios, 2012</text:span><text:span text:style-name="T97"><text:line-break/></text:span><text:span text:style-name="T98">Crit Care Med</text:span><text:span text:style-name="T99"><text:line-break/></text:span><text:span text:style-name="T100">PMID:<text:s/></text:span><text:a xlink:href="http://pubmed.gov/22809906" office:target-frame-name="_top" xlink:show="replace"><text:span text:style-name="T101">22809906</text:span></text:a></text:p>
          </table:table-cell>
          <table:table-cell table:style-name="TableCell102">
            <text:p text:style-name="P103">509 adults with Sepsis admitted to the ICU (per Layios Table 3, all had sepsis)<text:line-break/>• Microbiologically proven infection: 61% (87% ot total 'suspected' of having infection)<text:line-break/>• Mean age 65.51 years<text:s/></text:p>
          </table:table-cell>
          <table:table-cell table:style-name="TableCell104">
            <text:p text:style-name="P105">First day antibiotic cessation allowed: 0<text:s/><text:line-break/>Criteria for antibiotic cessation: PCT value lower than<text:s/>0.5 μg/L<text:s/></text:p>
          </table:table-cell>
          <table:table-cell table:style-name="TableCell106">
            <text:p text:style-name="P107">Usual care<text:s/></text:p>
          </table:table-cell>
          <table:table-cell table:style-name="TableCell108">
            <text:p text:style-name="P109">Primary:<text:line-break/>• Antibiotic consumption days<text:line-break/>Secondary:<text:line-break/>• Mortality in intensive care</text:p>
            <text:p text:style-name="P110">• Others</text:p>
          </table:table-cell>
        </table:table-row>
        <table:table-row table:style-name="TableRow111">
          <table:table-cell table:style-name="TableCell112">
            <text:p text:style-name="P113"><text:span text:style-name="T114">Annane, 2013</text:span><text:span text:style-name="T115"><text:line-break/></text:span><text:span text:style-name="T116">BMJ Open</text:span><text:span text:style-name="T117"><text:line-break/></text:span><text:span text:style-name="T118">PMID:<text:s/></text:span><text:a xlink:href="http://pubmed.gov/23418298" office:target-frame-name="_top" xlink:show="replace"><text:span text:style-name="T119">23418298</text:span></text:a><text:span text:style-name="T120"><text:line-break/></text:span><text:a xlink:href="https://clinicaltrials.gov/ct2/show/study/NCT01025180" office:target-frame-name="_top" xlink:show="replace"><text:span text:style-name="T121">NCT01025180</text:span></text:a></text:p>
          </table:table-cell>
          <table:table-cell table:style-name="TableCell122">
            <text:p text:style-name="P123">62 adults with non-microbiologically proven apparent severe sepsis admitted to the ICU<text:line-break/>• Microbiologically proven infection: 0%<text:line-break/>• Mean age 56.5 years<text:s/></text:p>
          </table:table-cell>
          <table:table-cell table:style-name="TableCell124">
            <text:p text:style-name="P125">First day antibiotic cessation allowed: 3<text:s/><text:line-break/>Criteria for antibiotic cessation: PCT value lower than 0.5 μg/L for patients admitted to the medical ICU or lower than 9 μg/L for patients admitted to surgical ICU (less than 4% of patients)<text:s/></text:p>
          </table:table-cell>
          <table:table-cell table:style-name="TableCell126">
            <text:p text:style-name="P127">Usual care<text:s/></text:p>
          </table:table-cell>
          <table:table-cell table:style-name="TableCell128">
            <text:p text:style-name="P129">Primary:<text:line-break/>• Proportion of patients receiving antibiotics at day 5<text:s/><text:line-break/>Secondary:<text:line-break/>• Mortality at 5<text:s/>days, at ICU discharge, and at hospital discharge, total number of days on antimicrobial therapy, duration of ICU and hospital stay, and others</text:p>
          </table:table-cell>
        </table:table-row>
        <table:table-row table:style-name="TableRow130">
          <table:table-cell table:style-name="TableCell131">
            <text:p text:style-name="P132"><text:span text:style-name="T133">Oliveira, 2013</text:span><text:span text:style-name="T134"><text:line-break/></text:span><text:span text:style-name="T135">Crit Care Med</text:span><text:span text:style-name="T136"><text:line-break/></text:span><text:span text:style-name="T137">PMID:<text:s/></text:span><text:a xlink:href="http://pubmed.gov/23921272" office:target-frame-name="_top" xlink:show="replace"><text:span text:style-name="T138">23921272</text:span></text:a><text:span text:style-name="T139"><text:line-break/></text:span><text:a xlink:href="https://clinicaltrials.gov/ct2/show/study/NCT00934011" office:target-frame-name="_top" xlink:show="replace"><text:span text:style-name="T140">NCT00934011</text:span></text:a></text:p>
          </table:table-cell>
          <table:table-cell table:style-name="TableCell141">
            <text:p text:style-name="P142">94 adults with Severe sepsis or septic shock admitted to the ICU<text:line-break/>• Microbiologically proven infection: 46%. Bllod cultures positive in 21%<text:line-break/>• Mean age 59.6 years<text:s/></text:p>
          </table:table-cell>
          <table:table-cell table:style-name="TableCell143">
            <text:p text:style-name="P144">First day antibiotic cessation allowed: 4 if initial PCT value less than 1 μg/L, 5 if initial PCT value more than 1 μg/L<text:s/><text:line-break/>Criteria for antibiotic cessation: PCT value decreased over 90% if initial PCT value more than 1 μg/L or PCT value lower than 0.1 μg/L if initial PCT value less than 1<text:s/>μg/L or after 7 days of antibiotic therapy<text:s/></text:p>
          </table:table-cell>
          <table:table-cell table:style-name="TableCell145">
            <text:p text:style-name="P146">Protocol based on the serum levels of CRP<text:s/></text:p>
          </table:table-cell>
          <table:table-cell table:style-name="TableCell147">
            <text:p text:style-name="P148">Primary:<text:line-break/>• Duration of antimicrobial therapy<text:s/><text:line-break/>Secondary:<text:line-break/>• Total number of days on antimicrobial therapy, duration of ICU and hospital stay, • Mortality during hospitalization and at 28 days</text:p>
            <text:p text:style-name="P149">• Others</text:p>
          </table:table-cell>
        </table:table-row>
        <table:table-row table:style-name="TableRow150">
          <table:table-cell table:style-name="TableCell151">
            <text:p text:style-name="P152"><text:span text:style-name="T153">Liu, 2013</text:span><text:span text:style-name="T154"><text:line-break/></text:span><text:span text:style-name="T155">Zhonghua Wei Zhong Bing Ji Jiu Yi Xue</text:span><text:span text:style-name="T156"><text:line-break/></text:span><text:span text:style-name="T157">PMID:<text:s/></text:span><text:a xlink:href="http://pubmed.gov/24225216" office:target-frame-name="_top" xlink:show="replace"><text:span text:style-name="T158">24225216</text:span></text:a></text:p>
          </table:table-cell>
          <table:table-cell table:style-name="TableCell159">
            <text:p text:style-name="P160">82 adults with Sepsis admitted to the ICU<text:s/><text:line-break/>• Microbiologically proven infection: not reported but blood cultures positive in 30%<text:line-break/>• Mean age 49.56 years<text:s/></text:p>
          </table:table-cell>
          <table:table-cell table:style-name="TableCell161">
            <text:p text:style-name="P162">First day antibiotic cessation allowed: 1<text:s/><text:line-break/>Criteria for antibiotic cessation: PCT value decreased over 90% or PCT value lower than 0.25 μg/L<text:s/></text:p>
          </table:table-cell>
          <table:table-cell table:style-name="TableCell163">
            <text:p text:style-name="P164">Usual care<text:s/></text:p>
          </table:table-cell>
          <table:table-cell table:style-name="TableCell165">
            <text:p text:style-name="P166">Primary:<text:line-break/>• Duration of antimicrobial therapy<text:line-break/>Secondary:<text:line-break/>• Duration of ICU and hospital stay</text:p>
            <text:p text:style-name="P167">• Mortality at 28 days</text:p>
            <text:p text:style-name="P168">• Others</text:p>
          </table:table-cell>
        </table:table-row>
        <table:table-row table:style-name="TableRow169">
          <table:table-cell table:style-name="TableCell170">
            <text:p text:style-name="P171"><text:span text:style-name="T172">Deliberato, 2013</text:span><text:span text:style-name="T173"><text:line-break/></text:span><text:span text:style-name="T174">Diagnostic Microbiology and Infectious Disease</text:span><text:span text:style-name="T175"><text:line-break/></text:span><text:span text:style-name="T176">PMID:<text:s/></text:span><text:a xlink:href="http://pubmed.gov/23711530" office:target-frame-name="_top" xlink:show="replace"><text:span text:style-name="T177">23711530</text:span></text:a><text:span text:style-name="T178"><text:line-break/></text:span><text:a xlink:href="https://clinicaltrials.gov/ct2/show/study/NCT01494675" office:target-frame-name="_top" xlink:show="replace"><text:span text:style-name="T179">NCT01494675</text:span></text:a></text:p>
          </table:table-cell>
          <table:table-cell table:style-name="TableCell180">
            <text:p text:style-name="P181">81 adults with Sepsis, severe sepsis, or septic shock admitted to the ICU<text:line-break/>• Microbiologically proven infection: 100%<text:line-break/>• Mean age 65.1 years<text:s/></text:p>
          </table:table-cell>
          <table:table-cell table:style-name="TableCell182">
            <text:p text:style-name="P183">First day antibiotic cessation allowed: 5<text:s/><text:line-break/>Criteria for antibiotic cessation: PCT value decreased over 90% or PCT value lower than 0.5 μg/L<text:s/></text:p>
          </table:table-cell>
          <table:table-cell table:style-name="TableCell184">
            <text:p text:style-name="P185">Usual care<text:s/></text:p>
          </table:table-cell>
          <table:table-cell table:style-name="TableCell186">
            <text:p text:style-name="P187">Primary:<text:line-break/>• Duration of antimicrobial therapy<text:line-break/>Secondary:<text:line-break/>• Mortality during intensive care or hospitalization</text:p>
            <text:p text:style-name="P188">• Duration of ICU stay</text:p>
            <text:p text:style-name="P189">• Duration of hospitalization.<text:bookmark-start text:name="_GoBack"/><text:bookmark-end text:name="_GoBack"/></text:p>
          </table:table-cell>
        </table:table-row>
        <table:table-row table:style-name="TableRow190">
          <table:table-cell table:style-name="TableCell191">
            <text:p text:style-name="Normal"><text:span text:style-name="T192">Dharaniyadewi, 2013</text:span><text:span text:style-name="T193"><text:line-break/></text:span><text:span text:style-name="T194">PMCID:<text:s/></text:span><text:a xlink:href="https://www.ncbi.nlm.nih.gov/pmc/articles/PMC3952512/" office:target-frame-name="_top" xlink:show="replace"><text:span text:style-name="T195">PMC3952512<text:s/></text:span></text:a><text:span text:style-name="T196"><text:s/></text:span></text:p>
          </table:table-cell>
          <table:table-cell table:style-name="TableCell197">
            <text:p text:style-name="P198">197 adults with sepsis</text:p>
            <text:p text:style-name="P199">• Mean age 50 years</text:p>
            <text:p text:style-name="P200">• Severe sepsis or septic shock 44%</text:p>
          </table:table-cell>
          <table:table-cell table:style-name="TableCell201">
            <text:p text:style-name="P202">First day antibiotic cessation allowed: not specified<text:line-break/>Criteria for antibiotic cessation: not specified. Semi-quantitative assay was used</text:p>
          </table:table-cell>
          <table:table-cell table:style-name="TableCell203">
            <text:p text:style-name="P204">Usual care</text:p>
          </table:table-cell>
          <table:table-cell table:style-name="TableCell205">
            <text:p text:style-name="P206">Primary:</text:p>
            <text:p text:style-name="P207">• Mortality at 14 days</text:p>
            <text:p text:style-name="P208">Secondary:</text:p>
            <text:p text:style-name="P209">• Speed and appropriateness of antibiotics</text:p>
          </table:table-cell>
        </table:table-row>
        <table:table-row table:style-name="TableRow210">
          <table:table-cell table:style-name="TableCell211">
            <text:p text:style-name="P212"><text:span text:style-name="T213">Shehabi (ANZICS Clinical Trials Group), 2014</text:span><text:span text:style-name="T214"><text:line-break/></text:span><text:span text:style-name="T215">Am J Respir Crit Care Med</text:span><text:span text:style-name="T216"><text:line-break/></text:span><text:span text:style-name="T217">PMID:<text:s/></text:span><text:a xlink:href="http://pubmed.gov/25295709" office:target-frame-name="_top" xlink:show="replace"><text:span text:style-name="T218">25295709</text:span></text:a><text:span text:style-name="T219"><text:line-break/></text:span><text:a xlink:href="http://www.anzctr.org.au/TrialSearch.aspx?searchTxt=ACTRN12610000809033" office:target-frame-name="_top" xlink:show="replace"><text:span text:style-name="T220">ACTRN12610000809033</text:span></text:a></text:p>
          </table:table-cell>
          <table:table-cell table:style-name="TableCell221">
            <text:p text:style-name="P222">394 adults with suspected sepsis (bacterial infection with SIRS) admitted to the ICU<text:line-break/>• Microbiologically proven infection: 61%<text:line-break/>• Mean age 64.4 years</text:p>
          </table:table-cell>
          <table:table-cell table:style-name="TableCell223">
            <text:p text:style-name="P224">First day antibiotic cessation allowed: 1<text:s/><text:line-break/>Criteria for antibiotic cessation: PCT value decreased over 90% or PCT value lower than 0.25 μg/L<text:s/></text:p>
          </table:table-cell>
          <table:table-cell table:style-name="TableCell225">
            <text:p text:style-name="P226">Usual care<text:s/></text:p>
          </table:table-cell>
          <table:table-cell table:style-name="TableCell227">
            <text:p text:style-name="P228">Primary:<text:line-break/>• Duration of antimicrobial therapy at 28 days, hospital discharge, or death, whichever came first<text:line-break/>Secondary:<text:line-break/>• Duration of ICU and hospital stay</text:p>
            <text:p text:style-name="P229">• Mortality at 90 days, <text:s/>and others</text:p>
          </table:table-cell>
        </table:table-row>
        <table:table-row table:style-name="TableRow230">
          <table:table-cell table:style-name="TableCell231">
            <text:p text:style-name="P232"><text:span text:style-name="T233">de Jong, 2015</text:span><text:span text:style-name="T234"><text:line-break/></text:span><text:span text:style-name="T235">Lancet Infect Dis</text:span><text:span text:style-name="T236"><text:line-break/></text:span><text:span text:style-name="T237">PMID:<text:s/></text:span><text:a xlink:href="http://pubmed.gov/26947523" office:target-frame-name="_top" xlink:show="replace"><text:span text:style-name="T238">26947523</text:span></text:a><text:span text:style-name="T239"><text:line-break/></text:span><text:a xlink:href="https://clinicaltrials.gov/ct2/show/study/NCT01139489" office:target-frame-name="_top" xlink:show="replace"><text:span text:style-name="T240">NCT01139489</text:span></text:a></text:p>
          </table:table-cell>
          <table:table-cell table:style-name="TableCell241">
            <text:p text:style-name="P242">1575 adults with critical illness admitted to the ICU with sepsis (per de Jong's Table 1, all had sepsis)<text:line-break/>• Microbiologically proven infection: not reported, but 'Unknown focus' was 9%<text:line-break/>• Mean age 65 years<text:s/></text:p>
          </table:table-cell>
          <table:table-cell table:style-name="TableCell243">
            <text:p text:style-name="P244">First day<text:s/>antibiotic cessation allowed: 1<text:s/><text:line-break/>Criteria for antibiotic Cessation: PCT value decreased over 80% or PCT value lower than 0.5 μg/L<text:s/></text:p>
          </table:table-cell>
          <table:table-cell table:style-name="TableCell245">
            <text:p text:style-name="P246">Usual care<text:s/></text:p>
          </table:table-cell>
          <table:table-cell table:style-name="TableCell247">
            <text:p text:style-name="P248">Primary:<text:line-break/>• Duration of antimicrobial therapy<text:line-break/>Secondary:<text:line-break/>• Duration of ICU and hospital stay</text:p>
            <text:p text:style-name="P249">• Mortality at 28 days and 1 year</text:p>
            <text:p text:style-name="P250">• Others</text:p>
          </table:table-cell>
        </table:table-row>
        <table:table-row table:style-name="TableRow251">
          <table:table-cell table:style-name="TableCell252">
            <text:p text:style-name="P253"><text:span text:style-name="T254">Bloos, 2015</text:span><text:span text:style-name="T255"><text:line-break/></text:span><text:span text:style-name="T256">JAMA Intern Med</text:span><text:span text:style-name="T257"><text:line-break/></text:span><text:span text:style-name="T258">PMID:<text:s/></text:span><text:a xlink:href="http://pubmed.gov/27428731" office:target-frame-name="_top" xlink:show="replace"><text:span text:style-name="T259">27428731</text:span></text:a><text:span text:style-name="T260"><text:line-break/></text:span><text:a xlink:href="https://clinicaltrials.gov/ct2/show/study/NCT00832039" office:target-frame-name="_top" xlink:show="replace"><text:span text:style-name="T261">NCT00832039</text:span></text:a></text:p>
          </table:table-cell>
          <table:table-cell table:style-name="TableCell262">
            <text:p text:style-name="P263">1089 adults with severe sepsis or septic shock admitted to the<text:s/>ICU<text:line-break/>• Mean age 65.7 years</text:p>
          </table:table-cell>
          <table:table-cell table:style-name="TableCell264">
            <text:p text:style-name="P265">First day antibiotic cessation allowed: 7<text:line-break/>Criteria for antibiotic cessation: PCT value decreased over 50% or PCT value lower than 1 μg/L<text:s/></text:p>
          </table:table-cell>
          <table:table-cell table:style-name="TableCell266">
            <text:p text:style-name="P267">Usual care<text:s/></text:p>
          </table:table-cell>
          <table:table-cell table:style-name="TableCell268">
            <text:p text:style-name="P269">Primary:<text:line-break/>• Mortality at 28 days<text:line-break/>Secondary:<text:line-break/>• Duration of ICU and hospital stay,<text:s/>duration of antimicrobial therapy</text:p>
            <text:p text:style-name="P270">• Mortality at 90 days<text:s/></text:p>
            <text:p text:style-name="P271">• Others</text:p>
          </table:table-cell>
        </table:table-row>
        <table:table-row table:style-name="TableRow272">
          <table:table-cell table:style-name="TableCell273">
            <text:p text:style-name="P274">Trial</text:p>
          </table:table-cell>
          <table:table-cell table:style-name="TableCell275">
            <text:p text:style-name="P276">Patients</text:p>
          </table:table-cell>
          <table:table-cell table:style-name="TableCell277">
            <text:p text:style-name="P278">Intervention</text:p>
          </table:table-cell>
          <table:table-cell table:style-name="TableCell279">
            <text:p text:style-name="P280">Comparison</text:p>
          </table:table-cell>
          <table:table-cell table:style-name="TableCell281">
            <text:p text:style-name="P282">Outcome</text:p>
          </table:table-cell>
        </table:table-row>
      </table:table>
      <text:p text:style-name="P2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7T17:46:00Z</meta:creation-date>
    <dc:date>2017-05-27T17:41:00Z</dc:date>
    <meta:print-date>2017-05-27T17:40:00Z</meta:print-date>
    <meta:template xlink:href="Normal.dotm" xlink:type="simple"/>
    <meta:editing-cycles>34</meta:editing-cycles>
    <meta:editing-duration>PT4620S</meta:editing-duration>
    <meta:document-statistic meta:page-count="1" meta:paragraph-count="16" meta:word-count="1260" meta:character-count="8429" meta:row-count="59" meta:non-whitespace-character-count="7185"/>
  </office:meta>
</office:document-meta>
</file>